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ebc4" officeooo:paragraph-rsid="0005ebc4"/>
    </style:style>
    <style:style style:name="P2" style:family="paragraph" style:parent-style-name="Standard">
      <loext:graphic-properties draw:fill="solid" draw:fill-color="#cccccc" draw:opacity="100%"/>
      <style:paragraph-properties fo:background-color="#cccccc"/>
      <style:text-properties officeooo:rsid="0005ebc4" officeooo:paragraph-rsid="0005ebc4"/>
    </style:style>
    <style:style style:name="P3" style:family="paragraph" style:parent-style-name="Standard">
      <style:text-properties style:font-name="Courier" fo:font-weight="bold" officeooo:rsid="0005ebc4" officeooo:paragraph-rsid="0005ebc4" style:font-weight-asian="bold" style:font-weight-complex="bold"/>
    </style:style>
    <style:style style:name="P4" style:family="paragraph" style:parent-style-name="Standard">
      <loext:graphic-properties draw:fill="solid" draw:fill-color="#cccccc" draw:opacity="100%"/>
      <style:paragraph-properties fo:background-color="#cccccc"/>
      <style:text-properties style:font-name="Courier" fo:font-weight="bold" officeooo:rsid="0005ebc4" officeooo:paragraph-rsid="0005ebc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05ebc4" officeooo:paragraph-rsid="0005ebc4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5ebc4" officeooo:paragraph-rsid="0005ebc4" style:font-weight-asian="bold" style:font-weight-complex="bold"/>
    </style:style>
    <style:style style:name="P7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05ebc4" officeooo:paragraph-rsid="0005ebc4" style:font-size-asian="14pt" style:font-weight-asian="bold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aboratorio Python</text:span></text:p>
      <text:p text:style-name="P1"/>
      <text:p text:style-name="P1">Avviare IDLE3</text:p>
      <text:p text:style-name="P1"/>
      <text:p text:style-name="P6">Comandi da shell</text:p>
      <text:p text:style-name="P1"/>
      <text:p text:style-name="P1">Comandi da **shell** per calcolare ::</text:p>
      <text:p text:style-name="P1"/>
      <text:p text:style-name="P4"><text:s text:c="2"/>3+5</text:p>
      <text:p text:style-name="P4"><text:s text:c="2"/>3+5*2</text:p>
      <text:p text:style-name="P4"><text:s text:c="2"/>(3+5)*2 <text:s text:c="4"/># cosa cambia?</text:p>
      <text:p text:style-name="P4"><text:s text:c="2"/>10/7</text:p>
      <text:p text:style-name="P4"><text:s text:c="2"/>10%7 <text:s text:c="7"/># cosa è questo risultato?</text:p>
      <text:p text:style-name="P4"><text:s text:c="2"/>a*2 <text:s text:c="8"/># dà errore! a non è definita. Il PC non conosce il <text:tab/><text:tab/><text:tab/>valore di a</text:p>
      <text:p text:style-name="P4"><text:s text:c="2"/>a=3 <text:s text:c="8"/># allora diciamoglielo</text:p>
      <text:p text:style-name="P4"><text:s text:c="2"/>a*2 <text:s text:c="8"/># ora funziona!</text:p>
      <text:p text:style-name="P4"><text:s text:c="2"/>bin(4) <text:s text:c="5"/># il computer però calcola usando i numeri binari</text:p>
      <text:p text:style-name="P4"><text:s text:c="2"/>bin(20) <text:s text:c="4"/># eccone alcuni</text:p>
      <text:p text:style-name="P4"><text:s text:c="2"/>bin(1+1) <text:s text:c="3"/># quanto fa 1+1?</text:p>
      <text:p text:style-name="P4"><text:s text:c="2"/>int(0b10) <text:s text:c="2"/># come convertire un binario in decimale</text:p>
      <text:p text:style-name="P4"><text:s text:c="2"/>ord('a') <text:s text:c="3"/># e anche le parole sono numeri</text:p>
      <text:p text:style-name="P4"><text:s text:c="2"/>chr(97) <text:s text:c="4"/># esegue la trasformazione inversa</text:p>
      <text:p text:style-name="P3"/>
      <text:p text:style-name="P1">Comandi da **shell** per scrivere ::</text:p>
      <text:p text:style-name="P1"/>
      <text:p text:style-name="P4"><text:s text:c="2"/>print ciao <text:s text:c="11"/># dà errore! dice che servono le parentesi</text:p>
      <text:p text:style-name="P4"><text:s text:c="2"/>print('ciao')</text:p>
      <text:p text:style-name="P4"><text:s text:c="2"/>nome='pippo' <text:s text:c="9"/># cosa succede se dico questo</text:p>
      <text:p text:style-name="P4"><text:s text:c="2"/>print('ciao',nome) <text:s text:c="3"/># e poi scrivo questa istruzione?</text:p>
      <text:p text:style-name="P4"><text:s text:c="2"/>print(a,'*2='',a*2) <text:s text:c="2"/># e questa?</text:p>
      <text:p text:style-name="P4"><text:s text:c="2"/>for i in range(11): <text:s text:c="2"/># scriviamo le tabelline</text:p>
      <text:p text:style-name="P4"><text:s text:c="4"/>2*i</text:p>
      <text:p text:style-name="P1"/>
      <text:p text:style-name="P7">Comandi da **editor** di codice</text:p>
      <text:p text:style-name="P1">Dal menù file scegliere ``New File`` (Ctrl+N).</text:p>
      <text:p text:style-name="P1">Usando l'editor si possono inserire molte istruzioni ed eseguirle tutte insieme.</text:p>
      <text:p text:style-name="P1">Preme ``F5`` per salvare il file e premerlo ogni volta che si vogliono eseguire le istruzioni.</text:p>
      <text:p text:style-name="P1"/>
      <text:p text:style-name="P1">L'istruzione ``print`` serve a scrivere a video::</text:p>
      <text:p text:style-name="P1"/>
      <text:p text:style-name="P4"><text:s text:c="2"/>print('ciao') # scrivo una volta 'ciao'</text:p>
      <text:p text:style-name="P1"/>
      <text:p text:style-name="P1">Aggiungi una seconda istruzione identica::</text:p>
      <text:p text:style-name="P1"/>
      <text:p text:style-name="P4"><text:s text:c="2"/>print('ciao') # scrivo due volte 'ciao'</text:p>
      <text:p text:style-name="P4"><text:s text:c="2"/>print('ciao')</text:p>
      <text:p text:style-name="P2"/>
      <text:p text:style-name="P1">Se voglio scriverlo tante volte è meglio se gli faccio fare la conta::</text:p>
      <text:p text:style-name="P1"/>
      <text:p text:style-name="P4"><text:s text:c="2"/>for a in range(20): # per a conta che fino a 20</text:p>
      <text:p text:style-name="P4"><text:s text:c="4"/>print('ciao') <text:s text:c="4"/># scrivo ogni volta 'ciao'</text:p>
      <text:p text:style-name="P1"/>
      <text:p text:style-name="P1">E se voglio fargli scrivere un nome diverso::</text:p>
      <text:p text:style-name="P1"/>
      <text:p text:style-name="P4"><text:s text:c="2"/>for i in range(20):</text:p>
      <text:p text:style-name="P4"><text:s text:c="4"/>print(nome) <text:s text:c="3"/># come visto prima il pc non sa il mio nome... <text:tab/><text:tab/><text:tab/><text:tab/><text:tab/>non funziona</text:p>
      <text:p text:style-name="P1"/>
      <text:p text:style-name="P1">Prima bisogna dirgli il **nome** qual è::</text:p>
      <text:p text:style-name="P1"/>
      <text:p text:style-name="P4"><text:s text:c="2"/>nome='pippo'</text:p>
      <text:p text:style-name="P4"><text:s text:c="2"/>for i in range(20):</text:p>
      <text:p text:style-name="P4"><text:s text:c="4"/>print(nome) <text:s text:c="3"/># adesso funziona!!!</text:p>
      <text:p text:style-name="P1"/>
      <text:p text:style-name="P1">Però il PC sa anche fare delle domande. Come? Con l'istruzione ``input``::</text:p>
      <text:p text:style-name="P1"/>
      <text:p text:style-name="P4"><text:s text:c="2"/>nome=input('Come ti chiami? ')</text:p>
      <text:p text:style-name="P4"><text:s text:c="2"/>for i in range(20):</text:p>
      <text:p text:style-name="P4"><text:s text:c="4"/>print(nome) <text:s text:c="3"/># funziona!!!</text:p>
      <text:p text:style-name="P1"/>
      <text:p text:style-name="P1">Ora convertiamo le lettere del nome in numeri::</text:p>
      <text:p text:style-name="P1"/>
      <text:p text:style-name="P4"><text:s text:c="2"/>nome=input('Come ti chiami? ')</text:p>
      <text:p text:style-name="P4"><text:s text:c="2"/>for i in nome:</text:p>
      <text:p text:style-name="P4"><text:s text:c="4"/>print(i) <text:s text:c="8"/># scrive una lettera alla volta</text:p>
      <text:p text:style-name="P3"/>
      <text:p text:style-name="P4"><text:s text:c="2"/>nome=input('Come ti chiami? ')</text:p>
      <text:p text:style-name="P4"><text:s text:c="2"/>for i in nome:</text:p>
      <text:p text:style-name="P4"><text:s text:c="4"/>print(ord(i)) <text:s text:c="3"/># scrive una lettera alla volta in numero</text:p>
      <text:p text:style-name="P1"/>
      <text:p text:style-name="P4"><text:s text:c="2"/>nome=input('Come ti chiami? ')</text:p>
      <text:p text:style-name="P4"><text:s text:c="2"/>for i in nome:</text:p>
      <text:p text:style-name="P4"><text:s text:c="4"/>print(chr(ord(i)+2)) <text:s text:c="3"/># scrive una lettera alla volta in <text:tab/><text:tab/><text:tab/><text:tab/><text:tab/><text:tab/><text:tab/>numero ma spostando la lette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2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23:06:49.524421225</meta:creation-date>
    <dc:date>2018-02-22T23:16:07.047824625</dc:date>
    <meta:editing-duration>PT9M17S</meta:editing-duration>
    <meta:editing-cycles>1</meta:editing-cycles>
    <meta:document-statistic meta:table-count="0" meta:image-count="0" meta:object-count="0" meta:page-count="2" meta:paragraph-count="59" meta:word-count="356" meta:character-count="2335" meta:non-whitespace-character-count="1811"/>
    <meta:generator>LibreOffice/5.2.2.2$Linux_X86_64 LibreOffice_project/20m0$Build-2</meta:generator>
  </office:meta>
</office:document-meta>
</file>